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665in"/>
      <style:text-properties fo:color="#d6d6dd" loext:opacity="100%" style:font-name="Droid Sans Mono" fo:font-size="9pt" fo:font-weight="normal" fo:background-color="#181818"/>
    </style:style>
    <style:style style:name="P2" style:family="paragraph" style:parent-style-name="Standard">
      <style:paragraph-properties style:line-height-at-least="0.1665in"/>
      <style:text-properties fo:color="#6d6d6d" loext:opacity="100%" fo:background-color="#181818"/>
    </style:style>
    <style:style style:name="T1" style:family="text">
      <style:text-properties style:font-name="Droid Sans Mono" fo:font-size="9pt" fo:font-style="italic" fo:font-weight="normal"/>
    </style:style>
    <style:style style:name="T2" style:family="text">
      <style:text-properties style:font-name-asian="Droid Sans Mono" style:font-size-asian="9pt" style:font-style-asian="italic" style:font-weight-asian="normal"/>
    </style:style>
    <style:style style:name="T3" style:family="text">
      <style:text-properties fo:color="#efb080" loext:opacity="100%"/>
    </style:style>
    <style:style style:name="T4" style:family="text">
      <style:text-properties fo:color="#e394dc" loext:opacity="100%"/>
    </style:style>
    <style:style style:name="T5" style:family="text">
      <style:text-properties fo:color="#6d6d6d" loext:opacity="100%" style:font-name="Droid Sans Mono" fo:font-size="9pt" fo:font-style="italic" fo:font-weight="normal" fo:background-color="#181818" loext:char-shading-value="0"/>
    </style:style>
    <style:style style:name="T6" style:family="text">
      <style:text-properties fo:color="#6d6d6d" loext:opacity="100%" fo:background-color="#181818" loext:char-shading-value="0" style:font-name-asian="Droid Sans Mono" style:font-size-asian="9pt" style:font-style-asian="italic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"/># 查看所有 devcontainer</text:p>
      <text:p text:style-name="Standard"><text:s text:c="3"/>docker ps -a | grep vsc-oppie-search</text:p>
      <text:p text:style-name="Standard"><text:s text:c="3"/></text:p>
      <text:p text:style-name="Standard"><text:s text:c="3"/># 停止并删除容器</text:p>
      <text:p text:style-name="Standard"><text:s text:c="3"/>docker rm -f $(docker ps -a | grep vsc-oppie-search | awk '{print $1}')</text:p>
      <text:p text:style-name="Standard"><text:s text:c="3"/></text:p>
      <text:p text:style-name="Standard"><text:s text:c="3"/># 可选：删除相关的开发容器镜像</text:p>
      <text:p text:style-name="Standard"><text:s text:c="3"/>docker images | grep vsc-oppie-search</text:p>
      <text:p text:style-name="Standard"><text:s text:c="3"/>docker rmi $(docker images | grep vsc-oppie-search | awk '{print $3}')<text:line-break/><text:line-break/><text:line-break/><text:span text:style-name="T5"># </text:span><text:span text:style-name="T6">查看所有容器</text:span></text:p>
      <text:p text:style-name="P1"><text:span text:style-name="T3">docker</text:span> <text:span text:style-name="T4">ps</text:span> <text:span text:style-name="T4">-a</text:span></text:p>
      <text:p text:style-name="P2"><text:span text:style-name="T1"># </text:span><text:span text:style-name="T2">找到 </text:span><text:span text:style-name="T1">vsc-oppie-search </text:span><text:span text:style-name="T2">开头的容器</text:span><text:span text:style-name="T1">ID</text:span></text:p>
      <text:p text:style-name="P2"><text:span text:style-name="T1"># </text:span><text:span text:style-name="T2">停止并删除该容器</text:span></text:p>
      <text:p text:style-name="P1"><text:span text:style-name="T3">docker</text:span> <text:span text:style-name="T4">stop</text:span> &lt;<text:span text:style-name="T4">container_i</text:span>d&gt;</text:p>
      <text:p text:style-name="P1"><text:span text:style-name="T3">docker</text:span> <text:span text:style-name="T4">rm</text:span> &lt;<text:span text:style-name="T4">container_i</text:span>d&gt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3:47:08.430461248</meta:creation-date>
    <dc:date>2025-02-09T14:10:10.797337059</dc:date>
    <meta:editing-duration>PT12M52S</meta:editing-duration>
    <meta:editing-cycles>1</meta:editing-cycles>
    <meta:document-statistic meta:table-count="0" meta:image-count="0" meta:object-count="0" meta:page-count="1" meta:paragraph-count="14" meta:word-count="99" meta:character-count="397" meta:non-whitespace-character-count="321"/>
    <meta:generator>LibreOffice/7.3.7.2$Linux_X86_64 LibreOffice_project/30$Build-2</meta:generator>
  </office:meta>
</office:document-meta>
</file>